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yle0">
      <style:graphic-properties draw:stroke="none"/>
    </style:style>
    <style:style style:name="gr2" style:family="graphic" style:parent-style-name="style1">
      <style:graphic-properties draw:stroke="none" svg:stroke-width="0cm" svg:stroke-color="#2323dc" draw:marker-start-width="0.2cm" draw:marker-end-width="0.2cm" draw:fill="solid" draw:fill-color="#00adef" fo:padding-top="0.125cm" fo:padding-bottom="0.125cm" fo:padding-left="0.25cm" fo:padding-right="0.25cm"/>
    </style:style>
    <style:style style:name="gr3" style:family="graphic" style:parent-style-name="style1">
      <style:graphic-properties draw:stroke="none"/>
    </style:style>
  </office:automatic-styles>
  <office:body>
    <office:drawing>
      <draw:page draw:name="page1" draw:style-name="dp1" draw:master-page-name="Default">
        <draw:g>
          <draw:path draw:style-name="gr1" draw:layer="layout" svg:width="0.353cm" svg:height="0.418cm" svg:x="2.492cm" svg:y="0.836cm" svg:viewBox="0 0 354 419" svg:d="m82 196 109 1c0 0 1-1 2-1 24 1 42 0 53-3 12-4 16-6 20-17 3-8 5-20 5-37 1-36-5-53-10-58-4-5-18-9-48-9h-131zm-82 347v-419h235c44 0 77 14 95 40 19 26 24 59 24 93 0 18 1 50-16 80-15 31-49 56-106 56h-150v150z">
            <text:p/>
          </draw:path>
          <draw:path draw:style-name="gr1" draw:layer="layout" svg:width="0.369cm" svg:height="0.424cm" svg:x="3.059cm" svg:y="0.833cm" svg:viewBox="0 0 370 425" svg:d="m156 72c-35 0-53 5-61 13-8 7-13 24-13 61v137c0 37 7 52 16 58 8 8 27 11 58 11h57c31 0 50-3 59-11 8-6 15-21 15-58v-137c0-37-5-54-13-61-7-8-25-13-61-13zm1-72c54 0 93 8 120 33 27 26 36 63 36 113v137c0 47-10 84-37 109-27 24-67 33-120 33h-57c-53 0-92-9-119-33-28-25-37-62-37-109v-137c0-50 8-87 35-113 27-25 66-33 121-33h57z">
            <text:p/>
          </draw:path>
          <draw:polygon draw:style-name="gr1" draw:layer="layout" svg:width="0.299cm" svg:height="0.418cm" svg:x="3.687cm" svg:y="0.836cm" svg:viewBox="0 0 300 419" draw:points="0,419 0,0 82,0 82,346 300,346 300,419">
            <text:p/>
          </draw:polygon>
          <draw:polygon draw:style-name="gr1" draw:layer="layout" svg:width="0.432cm" svg:height="0.418cm" svg:x="4.127cm" svg:y="0.836cm" svg:viewBox="0 0 433 419" draw:points="172,419 172,246 0,0 97,0 215,168 333,0 433,0 254,246 254,419">
            <text:p/>
          </draw:polygon>
          <draw:polygon draw:style-name="gr1" draw:layer="layout" svg:width="0.359cm" svg:height="0.418cm" svg:x="4.736cm" svg:y="0.836cm" svg:viewBox="0 0 360 419" draw:points="139,419 139,72 0,72 0,0 360,0 360,72 221,72 221,419">
            <text:p/>
          </draw:polygon>
          <draw:polygon draw:style-name="gr1" draw:layer="layout" svg:width="0.308cm" svg:height="0.418cm" svg:x="5.325cm" svg:y="0.836cm" svg:viewBox="0 0 309 419" draw:points="0,419 0,0 309,0 309,72 82,72 82,169 299,169 299,239 82,239 82,346 309,346 309,419">
            <text:p/>
          </draw:polygon>
          <draw:path draw:style-name="gr1" draw:layer="layout" svg:width="0.373cm" svg:height="0.424cm" svg:x="5.885cm" svg:y="0.833cm" svg:viewBox="0 0 374 425" svg:d="m141 425v0c-42 0-78-13-103-37s-38-60-38-101v-149c0-58 22-97 59-116s84-22 136-22h40c47 0 81 9 104 32s30 56 30 96v29h-82v-28c0-26-4-40-10-46-5-6-19-11-49-11h-27c-37 0-65 2-83 7s-25 11-30 22c-4 8-6 19-6 35v106c0 33 1 58 5 75 5 17 10 23 22 29 9 4 22 6 41 6h58c28 0 49-1 61-5 13-4 16-7 20-16 2-5 3-14 3-26v-48h82v53c1 47-19 81-51 97-31 15-70 18-114 18z">
            <text:p/>
          </draw:path>
          <draw:polygon draw:style-name="gr1" draw:layer="layout" svg:width="0.38cm" svg:height="0.418cm" svg:x="6.506cm" svg:y="0.836cm" svg:viewBox="0 0 381 419" draw:points="299,419 299,241 82,241 82,419 0,419 0,0 82,0 82,169 299,169 299,0 381,0 381,419">
            <text:p/>
          </draw:polygon>
          <draw:path draw:style-name="gr1" draw:layer="layout" svg:width="0.113cm" svg:height="0.11cm" svg:x="6.993cm" svg:y="0.781cm" svg:viewBox="0 0 114 111" svg:d="m86 64c-3 15-14 24-27 24-19 0-32-15-32-33 0-19 12-33 31-33 14 0 25 8 27 23h-11c-2-7-8-11-16-11-11 0-17 8-17 21 0 11 7 21 18 21 8 0 14-5 15-12zm-17 35c22 0 41-19 41-44s-19-43-41-43c-24 0-42 18-42 43s18 44 42 44zm0-99c30 0 57 22 57 55 0 34-27 56-57 56s-57-22-57-56c0-33 27-55 57-55z">
            <text:p/>
          </draw:path>
          <draw:path draw:style-name="gr2" draw:layer="layout" svg:width="2.07cm" svg:height="2.21cm" svg:x="0cm" svg:y="0cm" svg:viewBox="0 0 2071 2211" svg:d="m1025 0c-507 0-929 361-1025 839h428c31-91 83-173 150-240 115-115 272-185 447-185s332 70 447 185 185 271 185 446c0 176-70 332-185 447s-272 185-447 185-332-70-447-185c-66-66-118-147-149-238h-429v533c0 451 390 424 390 424v-335c176 135 396 215 635 215 578 0 1045-468 1046-1046-1-577-468-1045-1046-1045z">
            <text:p/>
          </draw:path>
          <draw:path draw:style-name="gr3" draw:layer="layout" svg:width="0.278cm" svg:height="0.312cm" svg:x="2.489cm" svg:y="1.465cm" svg:viewBox="0 0 279 313" svg:d="m279 313h-81l-109-192c-5-9-10-18-28-53l-3-7-10-20h-2c1 22 0 13 1 27 0 11 0 18 0 38v207h-47v-313h80l96 172c12 19 19 34 54 100h2v-6c-1-14 0-7-1-21 0-11 0-18 0-38v-207h48z">
            <text:p/>
          </draw:path>
          <draw:path draw:style-name="gr3" draw:layer="layout" svg:width="0.289cm" svg:height="0.312cm" svg:x="2.85cm" svg:y="1.465cm" svg:viewBox="0 0 290 313" svg:d="m145 38-61 175h122zm-134 37-21 63h-51l109-313h70l111 313h-50l-22-63z">
            <text:p/>
          </draw:path>
          <draw:path draw:style-name="gr3" draw:layer="layout" svg:width="0.278cm" svg:height="0.312cm" svg:x="3.225cm" svg:y="1.465cm" svg:viewBox="0 0 279 313" svg:d="m279 313h-81l-109-192c-5-9-10-18-28-53l-3-7-10-20h-2c1 22 0 13 1 27 0 11 0 18 0 38v207h-47v-313h80l96 172c12 19 19 34 54 100h2v-6c-1-14 0-7-1-21 0-11 0-18 0-38v-207h48z">
            <text:p/>
          </draw:path>
          <draw:polygon draw:style-name="gr3" draw:layer="layout" svg:width="0.24cm" svg:height="0.312cm" svg:x="3.59cm" svg:y="1.465cm" svg:viewBox="0 0 241 313" draw:points="143,313 96,313 96,43 0,43 0,0 241,0 241,43 143,43">
            <text:p/>
          </draw:polygon>
          <draw:polygon draw:style-name="gr3" draw:layer="layout" svg:width="0.207cm" svg:height="0.312cm" svg:x="3.908cm" svg:y="1.465cm" svg:viewBox="0 0 208 313" draw:points="48,133 200,133 200,170 48,170 48,272 208,272 208,313 0,313 0,0 207,0 207,40 48,40">
            <text:p/>
          </draw:polygon>
          <draw:path draw:style-name="gr3" draw:layer="layout" svg:width="0.243cm" svg:height="0.317cm" svg:x="4.203cm" svg:y="1.462cm" svg:viewBox="0 0 244 318" svg:d="m191 91c0-45-9-52-65-52-64 0-77 8-77 47 0 28 6 39 23 45 9 2 13 3 60 5 57 3 75 7 89 18 16 14 23 32 23 67 0 39-5 60-18 73-18 19-41 24-109 24-41 0-58-2-73-7-25-9-38-26-42-57-2-11-2-13-2-37h47v7c0 27 4 40 16 47 8 6 18 7 62 7 63 0 72-7 72-55 0-25-6-35-20-40-5-2-15-4-27-4l-11-1-12-1-11-1c-39-1-43-2-52-3-44-7-63-31-63-81 0-74 23-92 120-92 51 0 72 3 89 15 18 11 27 33 27 66v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094270"/>
    </style:style>
    <style:style style:name="style1" style:family="graphic" style:parent-style-name="standard">
      <style:graphic-properties draw:stroke="none" draw:fill="solid" draw:fill-color="#00adef"/>
    </style:style>
  </office:styles>
  <office:automatic-styles>
    <style:page-layout style:name="PM0">
      <style:page-layout-properties fo:margin-top="0cm" fo:margin-bottom="0cm" fo:margin-left="0cm" fo:margin-right="0cm" fo:page-width="7.11cm" fo:page-height="2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initial-creator>unknown</meta:initial-creator>
    <meta:creation-date/>
    <dc:format>image/svg+xml</dc:format>
    <meta:editing-cycles>2</meta:editing-cycles>
    <meta:editing-duration>PT56S</meta:editing-duration>
    <dc:date>2009-09-10T17:52:09.45</dc:date>
    <dc:creator>José Martinez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